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Neue-Thin" svg:font-family="HelveticaNeue-Thin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Times-Bold" fo:font-size="12pt" fo:font-weight="bold" style:font-size-asian="12pt" style:font-weight-asian="bold"/>
    </style:style>
    <style:style style:name="P2" style:family="paragraph" style:parent-style-name="Standard">
      <style:text-properties fo:color="#00000a" style:font-name="Times-Bold" fo:font-size="12pt" fo:font-weight="bold" officeooo:paragraph-rsid="00054492" style:font-size-asian="12pt" style:font-weight-asian="bold"/>
    </style:style>
    <style:style style:name="P3" style:family="paragraph" style:parent-style-name="Standard">
      <style:text-properties fo:color="#00000a" style:font-name="Times-Bold" fo:font-size="12pt" fo:font-weight="normal" officeooo:rsid="00054492" officeooo:paragraph-rsid="00054492" style:font-size-asian="12pt" style:font-weight-asian="normal" style:font-weight-complex="normal"/>
    </style:style>
    <style:style style:name="P4" style:family="paragraph" style:parent-style-name="Standard">
      <style:text-properties fo:color="#00000a" style:font-name="Times-Bold" fo:font-size="12pt" fo:font-weight="normal" officeooo:rsid="00079c51" officeooo:paragraph-rsid="00079c51" style:font-size-asian="12pt" style:font-weight-asian="normal" style:font-weight-complex="normal"/>
    </style:style>
    <style:style style:name="P5" style:family="paragraph" style:parent-style-name="Standard">
      <style:text-properties fo:color="#00000a" style:font-name="Times-Bold" fo:font-size="12pt" fo:font-weight="normal" officeooo:rsid="00079c51" officeooo:paragraph-rsid="0008457e" style:font-size-asian="12pt" style:font-weight-asian="normal" style:font-weight-complex="normal"/>
    </style:style>
    <style:style style:name="P6" style:family="paragraph" style:parent-style-name="Standard">
      <style:text-properties fo:color="#00000a" style:font-name="Times-Bold" fo:font-size="12pt" fo:font-weight="normal" officeooo:rsid="0008457e" officeooo:paragraph-rsid="0008457e" style:font-size-asian="12pt" style:font-weight-asian="normal" style:font-weight-complex="normal"/>
    </style:style>
    <style:style style:name="P7" style:family="paragraph" style:parent-style-name="Standard">
      <style:text-properties fo:color="#808080" style:font-name="Times-Roman" fo:font-size="12pt" fo:font-weight="normal" style:font-size-asian="12pt" style:font-weight-asian="normal"/>
    </style:style>
    <style:style style:name="P8" style:family="paragraph" style:parent-style-name="Standard">
      <style:text-properties fo:font-weight="normal" officeooo:rsid="00032ae8" officeooo:paragraph-rsid="00032ae8" style:font-weight-asian="normal" style:font-weight-complex="normal"/>
    </style:style>
    <style:style style:name="P9" style:family="paragraph" style:parent-style-name="Standard">
      <style:text-properties fo:font-weight="normal" officeooo:rsid="00039f95" officeooo:paragraph-rsid="00054492" style:font-weight-asian="normal" style:font-weight-complex="normal"/>
    </style:style>
    <style:style style:name="P10" style:family="paragraph" style:parent-style-name="Standard">
      <style:text-properties officeooo:paragraph-rsid="00054492"/>
    </style:style>
    <style:style style:name="P11" style:family="paragraph" style:parent-style-name="Standard">
      <style:text-properties officeooo:paragraph-rsid="00063090"/>
    </style:style>
    <style:style style:name="P12" style:family="paragraph" style:parent-style-name="Standard">
      <style:text-properties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Times-Roman" fo:font-size="36pt" style:font-size-asian="36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HelveticaNeue-Thin" fo:font-size="28pt" style:font-size-asian="28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HelveticaNeue-Thin" fo:font-size="28pt" officeooo:rsid="0008457e" officeooo:paragraph-rsid="0008457e" style:font-size-asian="28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 style:list-style-name="WWNum1">
      <style:paragraph-properties fo:margin-left="0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808080" style:font-name="Times-Roman" fo:font-size="12pt" fo:font-weight="normal" style:font-size-asian="12pt" style:font-weight-asian="normal"/>
    </style:style>
    <style:style style:name="P18" style:family="paragraph" style:parent-style-name="Standard" style:list-style-name="WWNum1">
      <style:paragraph-properties fo:margin-left="0in" fo:margin-right="0in" fo:text-indent="0in" style:auto-text-indent="false">
        <style:tab-stops>
          <style:tab-stop style:position="0.1528in"/>
          <style:tab-stop style:position="0.5in"/>
        </style:tab-stops>
      </style:paragraph-properties>
      <style:text-properties fo:color="#808080" style:font-name="Times-Roman" fo:font-size="12pt" fo:font-weight="normal" style:font-size-asian="12pt" style:font-weight-asian="normal"/>
    </style:style>
    <style:style style:name="T1" style:family="text">
      <style:text-properties style:use-window-font-color="true" style:font-name="Times-Roman" fo:font-size="12pt" fo:font-weight="normal" style:font-size-asian="12pt" style:font-weight-asian="normal"/>
    </style:style>
    <style:style style:name="T2" style:family="text">
      <style:text-properties style:use-window-font-color="true" style:font-name="Times-Roman"/>
    </style:style>
    <style:style style:name="T3" style:family="text">
      <style:text-properties style:use-window-font-color="true" style:font-name="Times-Roman" fo:font-weight="normal" style:font-weight-asian="normal"/>
    </style:style>
    <style:style style:name="T4" style:family="text">
      <style:text-properties style:use-window-font-color="true" style:font-name="Times-Roman" fo:font-size="36pt" style:font-size-asian="36pt"/>
    </style:style>
    <style:style style:name="T5" style:family="text">
      <style:text-properties style:use-window-font-color="true" style:font-name="HelveticaNeue-Thin" fo:font-size="28pt" style:font-size-asian="28pt"/>
    </style:style>
    <style:style style:name="T6" style:family="text">
      <style:text-properties style:use-window-font-color="true" style:font-name="HelveticaNeue-Thin" fo:font-size="28pt" officeooo:rsid="0008457e" style:font-size-asian="28pt"/>
    </style:style>
    <style:style style:name="T7" style:family="text">
      <style:text-properties fo:color="#00000a" style:font-name="Times-Bold" fo:font-size="12pt" fo:font-weight="bold" style:font-size-asian="12pt" style:font-weight-asian="bold"/>
    </style:style>
    <style:style style:name="T8" style:family="text">
      <style:text-properties fo:color="#00000a" style:font-name="Times-Bold" fo:font-size="12pt" style:font-size-asian="12pt"/>
    </style:style>
    <style:style style:name="T9" style:family="text">
      <style:text-properties fo:color="#00000a" style:font-name="Times-Bold" fo:font-size="12pt" officeooo:rsid="000da0b4" style:font-size-asian="12pt"/>
    </style:style>
    <style:style style:name="T10" style:family="text">
      <style:text-properties fo:color="#00000a" style:font-name="Times-Bold" fo:font-size="12pt" fo:font-weight="normal" officeooo:rsid="00054492" style:font-size-asian="12pt" style:font-weight-asian="normal" style:font-weight-complex="normal"/>
    </style:style>
    <style:style style:name="T11" style:family="text">
      <style:text-properties fo:color="#00000a" style:font-name="Times-Bold" fo:font-size="12pt" fo:font-weight="normal" officeooo:rsid="00063090" style:font-size-asian="12pt" style:font-weight-asian="normal" style:font-weight-complex="normal"/>
    </style:style>
    <style:style style:name="T12" style:family="text">
      <style:text-properties fo:color="#00000a" style:font-name="Times-Bold" fo:font-size="12pt" fo:font-weight="normal" officeooo:rsid="00079c51" style:font-size-asian="12pt" style:font-weight-asian="normal" style:font-weight-complex="normal"/>
    </style:style>
    <style:style style:name="T13" style:family="text">
      <style:text-properties fo:color="#00000a" style:font-name="Times-Bold" fo:font-size="12pt" fo:font-weight="normal" officeooo:rsid="000bf08b" style:font-size-asian="12pt" style:font-weight-asian="normal" style:font-weight-complex="normal"/>
    </style:style>
    <style:style style:name="T14" style:family="text">
      <style:text-properties fo:color="#00000a" style:font-name="Times-Bold" fo:font-size="12pt" fo:font-weight="normal" officeooo:rsid="00039f95" style:font-size-asian="12pt" style:font-weight-asian="normal" style:font-weight-complex="normal"/>
    </style:style>
    <style:style style:name="T15" style:family="text">
      <style:text-properties fo:color="#00000a" style:font-name="Times-Bold" fo:font-size="12pt" fo:font-weight="normal" officeooo:rsid="000da0b4" style:font-size-asian="12pt" style:font-weight-asian="normal" style:font-weight-complex="normal"/>
    </style:style>
    <style:style style:name="T16" style:family="text">
      <style:text-properties fo:color="#00000a" style:font-name="Times-Bold" fo:font-size="12pt" fo:font-weight="normal" officeooo:rsid="000f3588" style:font-size-asian="12pt" style:font-weight-asian="normal" style:font-weight-complex="normal"/>
    </style:style>
    <style:style style:name="T17" style:family="text">
      <style:text-properties officeooo:rsid="000a42ac"/>
    </style:style>
    <style:style style:name="T18" style:family="text">
      <style:text-properties officeooo:rsid="000bf08b"/>
    </style:style>
    <style:style style:name="T19" style:family="text">
      <style:text-properties officeooo:rsid="000da0b4"/>
    </style:style>
    <style:style style:name="T20" style:family="text">
      <style:text-properties officeooo:rsid="000f35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>Semester Project 1</text:span></text:p>
      <text:p text:style-name="P13"/>
      <text:p text:style-name="P15">Dave Kjell Marong</text:p>
      <text:p text:style-name="P14"/>
      <text:p text:style-name="Standard"><text:span text:style-name="T5"><text:s text:c="26"/>Word count:</text:span></text:p>
      <text:p text:style-name="Standard"><text:span text:style-name="T5"><text:tab/><text:tab/><text:tab/><text:tab/><text:tab/><text:tab/> <text:s/></text:span><text:span text:style-name="T6">600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>Design</text:span></text:p>
      <text:p text:style-name="Standard"><text:span text:style-name="T7">What went well on the project</text:span></text:p>
      <text:p text:style-name="P8"><text:span text:style-name="T8">I think that the overall design, the use of brand-color throughout the website was well thought out and good applied. I have a good amount of white space to give the website some room the breath.</text:span></text:p>
      <text:p text:style-name="P1"/>
      <text:p text:style-name="Standard"><text:span text:style-name="T7">What was difficult/didn’t go well on the project</text:span></text:p>
      <text:p text:style-name="P9"><text:span text:style-name="T8">I was struggling a bit with the images. The first problem was finding images that could fit both a mobile width and height dimension, and</text:span><text:span text:style-name="T9"> also</text:span><text:span text:style-name="T8"> for laptops. I ended up choosing different photos for the mobile versions and laptop versions. </text:span></text:p>
      <text:p text:style-name="P9"><text:span text:style-name="T8"/></text:p>
      <text:p text:style-name="P10"><text:span text:style-name="T14">The second problem I had was deciding if I wanted a colored “mask” layer on top of the images I had </text:span><text:span text:style-name="T15">at the start</text:span><text:span text:style-name="T14"> of every page. </text:span><text:span text:style-name="T10">I decided on a dark blue layer, partly because this made it easier to read the header text </text:span><text:span text:style-name="T15">for</text:span><text:span text:style-name="T10"> </text:span><text:span text:style-name="T15">each</text:span><text:span text:style-name="T10"> photo. </text:span></text:p>
      <text:p text:style-name="P1"/>
      <text:p text:style-name="Standard"><text:span text:style-name="T7">What would you do differently next time</text:span></text:p>
      <text:p text:style-name="P10"><text:span text:style-name="T10">I would not use so much time deciding how to </text:span><text:span text:style-name="T15">apply</text:span><text:span text:style-name="T10"> images.</text:span></text:p>
      <text:p text:style-name="P1"/>
      <text:p text:style-name="P12"><text:span text:style-name="T3">Technical</text:span></text:p>
      <text:p text:style-name="Standard"><text:span text:style-name="T7">What went well on the project</text:span></text:p>
      <text:p text:style-name="P3">I mostly used <text:span text:style-name="T19">F</text:span>lexbox for the project, and I am getting really comfortable with it. Now I rarely have to google instructions about <text:span text:style-name="T19">F</text:span>lexbox anymore, which I am proud of. <text:line-break/><text:line-break/>I tried out Grid for the first time on a website, and I will definitely use it more in the future. Even though it a<text:span text:style-name="T18">n</text:span> overkill in many situations, its better for me to learn a new skill. </text:p>
      <text:p text:style-name="P3">I also learned some other small stuff, like “map areas” and “tooltips”, which is really cool. </text:p>
      <text:p text:style-name="P3"/>
      <text:p text:style-name="P10"><text:span text:style-name="T10">I am proud of my use of classes and CSS declarations. I am thinking about the DRY principal a lot </text:span><text:span text:style-name="T11">and trying to implement it as much as I can. For example, I used one flex box deceleration for 14 different classes around the website, and then I just add a class to a</text:span><text:span text:style-name="T13">n</text:span><text:span text:style-name="T11"> element that needs a twerk. </text:span></text:p>
      <text:p text:style-name="P2"/>
      <text:p text:style-name="Standard"><text:span text:style-name="T7">What was difficult/didn’t go well on the project</text:span></text:p>
      <text:p text:style-name="P11"><text:span text:style-name="T11">I was having a hard time with the tooltip on the “tickets page”. The problem was that I couldn't position it </text:span><text:span text:style-name="T15">to the right of the</text:span><text:span text:style-name="T11"> “Family ticket” label. I tried using “:after” and </text:span><text:span text:style-name="T15">F</text:span><text:span text:style-name="T11">lexbox, but I couldn't get it to work on both the “hover” tooltip and the “checkbox” tooltip. I ended up using position absolute, which I know </text:span><text:span text:style-name="T15">isn't</text:span><text:span text:style-name="T11"> the best </text:span><text:span text:style-name="T15">solution</text:span><text:span text:style-name="T11">, but it worked for this particular case. </text:span></text:p>
      <text:p text:style-name="P1"/>
      <text:p text:style-name="Standard"><text:span text:style-name="T7">What would you do differently next time</text:span></text:p>
      <text:p text:style-name="P11"><text:span text:style-name="T11">I would use grid to position the tooltips. I dint do so because I had already used </text:span><text:span text:style-name="T15">Flexb</text:span><text:span text:style-name="T11">ox on all the </text:span><text:span text:style-name="T15">forms</text:span><text:span text:style-name="T11"> and dint want to revert back and potentially rewrite all the </text:span><text:span text:style-name="T15">t</text:span><text:span text:style-name="T11">ickets pages into Grid.</text:span><text:span text:style-name="T12"> But next time </text:span><text:span text:style-name="T16">I will know that if I have a tooltip, I should use Grid.</text:span></text:p>
      <text:p text:style-name="P1"/>
      <text:p text:style-name="P12"><text:span text:style-name="T3">WCAG guidelines, content management and SEO</text:span></text:p>
      <text:p text:style-name="Standard"><text:span text:style-name="T7">What went well on the project</text:span></text:p>
      <text:p text:style-name="P4">I used a lot of time to make sure everything ha<text:span text:style-name="T20">d</text:span> a good color contrast and all the images has alt text.</text:p>
      <text:p text:style-name="P4"/>
      <text:p text:style-name="P5">I decided to use the downloadable content that was given to us in this assignment. I had to tweak some of it, partly because of SEO reasons. I <text:span text:style-name="T17">tried to </text:span>use my meta keywords in the right places on the website. </text:p>
      <text:p text:style-name="P5"><text:s/></text:p>
      <text:p text:style-name="Standard"><text:soft-page-break/><text:span text:style-name="T7">What was difficult/didn’t go well on the project</text:span></text:p>
      <text:p text:style-name="P6">It took some time to manually go through the website to find all the potential bad color contrasts. I use<text:span text:style-name="T20">d</text:span> chrome dev tool for this.</text:p>
      <text:p text:style-name="P6"/>
      <text:p text:style-name="Standard"><text:span text:style-name="T7">What would you do differently next time</text:span></text:p>
      <text:p text:style-name="P6">Find an application to check for color contrasts automatically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/></text:p>
      <text:p text:style-name="Standard"><text:soft-page-break/><text:span text:style-name="T1">References</text:span></text:p>
      <text:p text:style-name="P7"/>
      <text:list xml:id="list1296913722" text:style-name="WWNum1">
        <text:list-item>
          <text:p text:style-name="P17"><text:a xlink:type="simple" xlink:href="https://new.smm.org/" text:style-name="Internet_20_link" text:visited-style-name="Visited_20_Internet_20_Link">https://new.smm.org/</text:a></text:p>
        </text:list-item>
        <text:list-item>
          <text:p text:style-name="P17"><text:a xlink:type="simple" xlink:href="https://www.thetech.org/" text:style-name="Internet_20_link" text:visited-style-name="Visited_20_Internet_20_Link">https://www.thetech.org/</text:a></text:p>
        </text:list-item>
        <text:list-item>
          <text:p text:style-name="P17"><text:a xlink:type="simple" xlink:href="https://www.msichicago.org/" text:style-name="Internet_20_link" text:visited-style-name="Visited_20_Internet_20_Link">https://www.msichicago.org/</text:a></text:p>
        </text:list-item>
        <text:list-item>
          <text:p text:style-name="P17"><text:a xlink:type="simple" xlink:href="https://stackoverflow.com/" text:style-name="Internet_20_link" text:visited-style-name="Visited_20_Internet_20_Link">https://stackoverflow.com/</text:a></text:p>
        </text:list-item>
        <text:list-item>
          <text:p text:style-name="P17"><text:a xlink:type="simple" xlink:href="https://developer.mozilla.org/en-US/" text:style-name="Internet_20_link" text:visited-style-name="Visited_20_Internet_20_Link">https://developer.mozilla.org/en-US/</text:a></text:p>
        </text:list-item>
        <text:list-item>
          <text:p text:style-name="P17"><text:a xlink:type="simple" xlink:href="https://css-tricks.com/" text:style-name="Internet_20_link" text:visited-style-name="Visited_20_Internet_20_Link">https://css-tricks.com/</text:a></text:p>
        </text:list-item>
        <text:list-item>
          <text:p text:style-name="P17"><text:a xlink:type="simple" xlink:href="https://medium.com/" text:style-name="Internet_20_link" text:visited-style-name="Visited_20_Internet_20_Link">https://medium.com/</text:a></text:p>
          <text:p text:style-name="P18"/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Neue-Thin" svg:font-family="HelveticaNeue-Thin" style:font-family-generic="roman" style:font-pitch="variable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15T22:56:45.506797791</meta:creation-date>
    <dc:date>2021-01-16T11:31:43.972028060</dc:date>
    <meta:editing-duration>PT1M52S</meta:editing-duration>
    <meta:editing-cycles>1</meta:editing-cycles>
    <meta:document-statistic meta:table-count="0" meta:image-count="0" meta:object-count="0" meta:page-count="4" meta:paragraph-count="39" meta:word-count="597" meta:character-count="3316" meta:non-whitespace-character-count="2719"/>
    <meta:generator>LibreOffice/6.4.3.2$MacOSX_X86_64 LibreOffice_project/747b5d0ebf89f41c860ec2a39efd7cb15b54f2d8</meta:generator>
  </office:meta>
</office:document-meta>
</file>